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  <style:text-properties fo:language="en" fo:country="GB"/>
    </style:style>
    <style:style style:name="P2" style:parent-style-name="Normale" style:family="paragraph">
      <style:text-properties fo:language="en" fo:country="GB"/>
    </style:style>
    <style:style style:name="P3" style:parent-style-name="Normale" style:family="paragraph">
      <style:text-properties fo:language="en" fo:country="GB"/>
    </style:style>
    <style:style style:name="T4" style:parent-style-name="Car.predefinitoparagrafo" style:family="text">
      <style:text-properties fo:language="en" fo:country="GB"/>
    </style:style>
    <style:style style:name="P5" style:parent-style-name="Normale" style:family="paragraph">
      <style:text-properties style:font-name="Segoe UI" style:font-name-complex="Segoe UI" fo:color="#001A1E" fo:font-size="11.5pt" style:font-size-asian="11.5pt" style:font-size-complex="11.5pt" fo:background-color="#E7F3F5"/>
    </style:style>
    <style:style style:name="P6" style:parent-style-name="Normale" style:family="paragraph">
      <style:text-properties style:font-name="Segoe UI" style:font-name-complex="Segoe UI" fo:color="#001A1E" fo:font-size="11.5pt" style:font-size-asian="11.5pt" style:font-size-complex="11.5pt" fo:background-color="#E7F3F5"/>
    </style:style>
    <style:style style:name="P7" style:parent-style-name="Normale" style:family="paragraph">
      <style:text-properties style:font-name="Segoe UI" style:font-name-complex="Segoe UI" fo:color="#001A1E" fo:font-size="11.5pt" style:font-size-asian="11.5pt" style:font-size-complex="11.5pt" fo:background-color="#E7F3F5"/>
    </style:style>
    <style:style style:name="P8" style:parent-style-name="Normale" style:family="paragraph">
      <style:text-properties style:font-name="Segoe UI" style:font-name-complex="Segoe UI" fo:color="#001A1E" fo:font-size="11.5pt" style:font-size-asian="11.5pt" style:font-size-complex="11.5pt" fo:background-color="#E7F3F5"/>
    </style:style>
    <style:style style:name="P9" style:parent-style-name="Normale" style:family="paragraph">
      <style:text-properties fo:language="en" fo:country="GB"/>
    </style:style>
    <style:style style:name="T10" style:parent-style-name="Car.predefinitoparagrafo" style:family="text">
      <style:text-properties fo:language="en" fo:country="GB"/>
    </style:style>
    <style:style style:name="P11" style:parent-style-name="Normale" style:family="paragraph">
      <style:paragraph-properties fo:margin-bottom="0in" fo:line-height="100%"/>
      <style:text-properties style:font-name="Segoe UI" style:font-name-asian="Times New Roman" style:font-name-complex="Segoe UI" fo:color="#001A1E" fo:font-size="11.5pt" style:font-size-asian="11.5pt" style:font-size-complex="11.5pt" style:language-asian="it" style:country-asian="IT"/>
    </style:style>
    <style:style style:name="P12" style:parent-style-name="Normale" style:family="paragraph">
      <style:paragraph-properties fo:margin-bottom="0in" fo:line-height="100%"/>
      <style:text-properties style:font-name="Segoe UI" style:font-name-asian="Times New Roman" style:font-name-complex="Segoe UI" fo:color="#001A1E" fo:font-size="11.5pt" style:font-size-asian="11.5pt" style:font-size-complex="11.5pt" style:language-asian="it" style:country-asian="IT"/>
    </style:style>
    <style:style style:name="P13" style:parent-style-name="Normale" style:family="paragraph">
      <style:paragraph-properties fo:margin-bottom="0in" fo:line-height="100%"/>
      <style:text-properties style:font-name="Segoe UI" style:font-name-asian="Times New Roman" style:font-name-complex="Segoe UI" fo:color="#001A1E" fo:font-size="11.5pt" style:font-size-asian="11.5pt" style:font-size-complex="11.5pt" style:language-asian="it" style:country-asian="IT"/>
    </style:style>
    <style:style style:name="P14" style:parent-style-name="Normale" style:family="paragraph">
      <style:paragraph-properties fo:margin-bottom="0in" fo:line-height="100%"/>
      <style:text-properties style:font-name="Segoe UI" style:font-name-asian="Times New Roman" style:font-name-complex="Segoe UI" fo:color="#001A1E" fo:font-size="11.5pt" style:font-size-asian="11.5pt" style:font-size-complex="11.5pt" style:language-asian="it" style:country-asian="IT"/>
    </style:style>
    <style:style style:name="P15" style:parent-style-name="Normale" style:family="paragraph">
      <style:paragraph-properties fo:margin-bottom="0in" fo:line-height="100%"/>
    </style:style>
    <style:style style:name="T16" style:parent-style-name="Car.predefinitoparagrafo" style:family="text">
      <style:text-properties style:font-name="Segoe UI" style:font-name-asian="Times New Roman" style:font-name-complex="Segoe UI" fo:font-weight="bold" style:font-weight-asian="bold" style:font-weight-complex="bold" fo:color="#001A1E" fo:font-size="11.5pt" style:font-size-asian="11.5pt" style:font-size-complex="11.5pt" style:language-asian="it" style:country-asian="IT"/>
    </style:style>
    <style:style style:name="T17" style:parent-style-name="Car.predefinitoparagrafo" style:family="text">
      <style:text-properties style:font-name="Segoe UI" style:font-name-asian="Times New Roman" style:font-name-complex="Segoe UI" fo:font-weight="bold" style:font-weight-asian="bold" style:font-weight-complex="bold" fo:color="#001A1E" fo:font-size="11.5pt" style:font-size-asian="11.5pt" style:font-size-complex="11.5pt" style:language-asian="it" style:country-asian="IT"/>
    </style:style>
    <style:style style:name="P18" style:parent-style-name="Normale" style:family="paragraph">
      <style:paragraph-properties fo:margin-bottom="0.0833in" fo:line-height="100%"/>
      <style:text-properties style:font-name="Segoe UI" style:font-name-asian="Times New Roman" style:font-name-complex="Segoe UI" fo:font-weight="bold" style:font-weight-asian="bold" style:font-weight-complex="bold" fo:color="#001A1E" fo:font-size="11.5pt" style:font-size-asian="11.5pt" style:font-size-complex="11.5pt" fo:language="en" fo:country="GB" style:language-asian="it" style:country-asian="IT"/>
    </style:style>
    <style:style style:name="P19" style:parent-style-name="Normale" style:family="paragraph">
      <style:text-properties fo:language="en" fo:country="GB"/>
    </style:style>
    <style:style style:name="P20" style:parent-style-name="Normale" style:family="paragraph">
      <style:text-properties fo:language="en" fo:country="GB"/>
    </style:style>
    <style:style style:name="P21" style:parent-style-name="Normale" style:family="paragraph">
      <style:text-properties fo:language="en" fo:country="GB"/>
    </style:style>
    <style:style style:name="P22" style:parent-style-name="Normale" style:family="paragraph">
      <style:text-properties fo:language="en" fo:country="GB"/>
    </style:style>
    <style:style style:name="P23" style:parent-style-name="Normale" style:family="paragraph">
      <style:text-properties fo:language="en" fo:country="GB"/>
    </style:style>
    <style:style style:name="P24" style:parent-style-name="Normale" style:family="paragraph">
      <style:text-properties fo:language="en" fo:country="GB"/>
    </style:style>
    <style:style style:name="P25" style:parent-style-name="Normale" style:family="paragraph">
      <style:text-properties style:font-name="Segoe UI" style:font-name-complex="Segoe UI" fo:color="#001A1E" fo:background-color="#E7F3F5"/>
    </style:style>
    <style:style style:name="P26" style:parent-style-name="Normale" style:family="paragraph">
      <style:text-properties style:font-name="Segoe UI" style:font-name-complex="Segoe UI" fo:color="#001A1E" fo:background-color="#E7F3F5"/>
    </style:style>
    <style:style style:name="P27" style:parent-style-name="Normale" style:family="paragraph">
      <style:text-properties fo:language="en" fo:country="GB"/>
    </style:style>
    <style:style style:name="T28" style:parent-style-name="Car.predefinitoparagrafo" style:family="text">
      <style:text-properties fo:language="en" fo:country="GB"/>
    </style:style>
    <style:style style:name="P29" style:parent-style-name="Normale" style:family="paragraph">
      <style:text-properties style:font-name="Segoe UI" style:font-name-complex="Segoe UI" fo:color="#001A1E" fo:font-size="11.5pt" style:font-size-asian="11.5pt" style:font-size-complex="11.5pt" fo:background-color="#E7F3F5"/>
    </style:style>
    <style:style style:name="P30" style:parent-style-name="Normale" style:family="paragraph">
      <style:text-properties style:font-name="Segoe UI" style:font-name-complex="Segoe UI" fo:color="#001A1E" fo:font-size="11.5pt" style:font-size-asian="11.5pt" style:font-size-complex="11.5pt" fo:background-color="#E7F3F5"/>
    </style:style>
    <style:style style:name="P31" style:parent-style-name="Normale" style:family="paragraph">
      <style:text-properties style:font-name="Segoe UI" style:font-name-complex="Segoe UI" fo:color="#001A1E" fo:font-size="11.5pt" style:font-size-asian="11.5pt" style:font-size-complex="11.5pt" fo:background-color="#E7F3F5"/>
    </style:style>
    <style:style style:name="P32" style:parent-style-name="Normale" style:family="paragraph">
      <style:text-properties style:font-name="Segoe UI" style:font-name-complex="Segoe UI" fo:color="#001A1E" fo:font-size="11.5pt" style:font-size-asian="11.5pt" style:font-size-complex="11.5pt" fo:background-color="#E7F3F5"/>
    </style:style>
    <style:style style:name="P33" style:parent-style-name="Normale" style:family="paragraph">
      <style:paragraph-properties fo:margin-bottom="0in" fo:line-height="100%"/>
      <style:text-properties style:font-name="Segoe UI" style:font-name-asian="Times New Roman" style:font-name-complex="Segoe UI" fo:color="#001A1E" fo:font-size="11.5pt" style:font-size-asian="11.5pt" style:font-size-complex="11.5pt" style:language-asian="it" style:country-asian="IT"/>
    </style:style>
    <style:style style:name="P34" style:parent-style-name="Normale" style:family="paragraph">
      <style:paragraph-properties fo:margin-bottom="0.0833in" fo:line-height="100%"/>
      <style:text-properties style:font-name="Segoe UI" style:font-name-asian="Times New Roman" style:font-name-complex="Segoe UI" fo:font-weight="bold" style:font-weight-asian="bold" style:font-weight-complex="bold" fo:color="#001A1E" fo:font-size="11.5pt" style:font-size-asian="11.5pt" style:font-size-complex="11.5pt" style:language-asian="it" style:country-asian="IT"/>
    </style:style>
    <style:style style:name="TableColumn36" style:family="table-column">
      <style:table-column-properties style:column-width="3.4937in"/>
    </style:style>
    <style:style style:name="TableColumn37" style:family="table-column">
      <style:table-column-properties style:column-width="0.5875in"/>
    </style:style>
    <style:style style:name="Table35" style:family="table">
      <style:table-properties style:width="4.0812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104in solid #B0B0B0" fo:background-color="#F8F8FF" style:writing-mode="lr-tb" style:vertical-align="middle" fo:padding-top="0.0666in" fo:padding-left="0.0666in" fo:padding-bottom="0.0666in" fo:padding-right="0.0666in"/>
    </style:style>
    <style:style style:name="P40" style:parent-style-name="Normale" style:family="paragraph">
      <style:paragraph-properties fo:margin-bottom="0.1666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it" style:country-asian="IT"/>
    </style:style>
    <style:style style:name="TableCell41" style:family="table-cell">
      <style:table-cell-properties fo:border="0.0104in solid #B0B0B0" fo:background-color="#F8F8FF" style:writing-mode="lr-tb" style:vertical-align="middle" fo:padding-top="0.0666in" fo:padding-left="0.0666in" fo:padding-bottom="0.0666in" fo:padding-right="0.0666in"/>
    </style:style>
    <style:style style:name="P42" style:parent-style-name="Normale" style:family="paragraph">
      <style:paragraph-properties fo:margin-bottom="0.1666in" fo:line-height="100%"/>
      <style:text-properties style:font-name="Times New Roman" style:font-name-asian="Times New Roman" fo:font-weight="bold" style:font-weight-asian="bold" style:font-weight-complex="bold" fo:font-size="12pt" style:font-size-asian="12pt" style:font-size-complex="12pt" style:language-asian="it" style:country-asian="IT"/>
    </style:style>
    <style:style style:name="TableRow43" style:family="table-row">
      <style:table-row-properties/>
    </style:style>
    <style:style style:name="TableCell44" style:family="table-cell">
      <style:table-cell-properties fo:border="0.0104in solid #B0B0B0" fo:background-color="#F5F5F5" style:writing-mode="lr-tb" fo:padding-top="0.0666in" fo:padding-left="0.0666in" fo:padding-bottom="0.0666in" fo:padding-right="0.0666in"/>
    </style:style>
    <style:style style:name="P45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1D2125" fo:font-size="10pt" style:font-size-asian="10pt" style:font-size-complex="10pt" style:language-asian="it" style:country-asian="IT"/>
    </style:style>
    <style:style style:name="TableCell46" style:family="table-cell">
      <style:table-cell-properties fo:border="0.0104in solid #B0B0B0" fo:background-color="#F5F5F5" style:writing-mode="lr-tb" fo:padding-top="0.0666in" fo:padding-left="0.0666in" fo:padding-bottom="0.0666in" fo:padding-right="0.0666in"/>
    </style:style>
    <style:style style:name="P47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1D2125" fo:font-size="10pt" style:font-size-asian="10pt" style:font-size-complex="10pt" style:language-asian="it" style:country-asian="IT"/>
    </style:style>
    <style:style style:name="TableRow48" style:family="table-row">
      <style:table-row-properties/>
    </style:style>
    <style:style style:name="TableCell49" style:family="table-cell">
      <style:table-cell-properties fo:border="0.0104in solid #B0B0B0" fo:background-color="#E5E5E5" style:writing-mode="lr-tb" fo:padding-top="0.0666in" fo:padding-left="0.0666in" fo:padding-bottom="0.0666in" fo:padding-right="0.0666in"/>
    </style:style>
    <style:style style:name="P50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1D2125" fo:font-size="10pt" style:font-size-asian="10pt" style:font-size-complex="10pt" style:language-asian="it" style:country-asian="IT"/>
    </style:style>
    <style:style style:name="TableCell51" style:family="table-cell">
      <style:table-cell-properties fo:border="0.0104in solid #B0B0B0" fo:background-color="#E5E5E5" style:writing-mode="lr-tb" fo:padding-top="0.0666in" fo:padding-left="0.0666in" fo:padding-bottom="0.0666in" fo:padding-right="0.0666in"/>
    </style:style>
    <style:style style:name="P52" style:parent-style-name="Normale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1D2125" fo:font-size="10pt" style:font-size-asian="10pt" style:font-size-complex="10pt" style:language-asian="it" style:country-asian="IT"/>
    </style:style>
    <style:style style:name="P53" style:parent-style-name="Normale" style:family="paragraph">
      <style:text-properties style:font-name="Segoe UI" style:font-name-complex="Segoe UI" fo:color="#001A1E" fo:font-size="11.5pt" style:font-size-asian="11.5pt" style:font-size-complex="11.5pt" fo:background-color="#E7F3F5"/>
    </style:style>
    <style:style style:name="P54" style:parent-style-name="Normale" style:family="paragraph">
      <style:text-properties style:font-name="Segoe UI" style:font-name-complex="Segoe UI" fo:color="#001A1E" fo:font-size="11.5pt" style:font-size-asian="11.5pt" style:font-size-complex="11.5pt" fo:background-color="#E7F3F5"/>
    </style:style>
    <style:style style:name="P55" style:parent-style-name="Normale" style:family="paragraph">
      <style:paragraph-properties style:vertical-align="auto" fo:margin-bottom="0in" style:line-height-at-least="0.1979in" fo:background-color="#000000"/>
      <style:text-properties fo:hyphenate="true"/>
    </style:style>
    <style:style style:name="T56" style:parent-style-name="Car.predefinitoparagrafo" style:family="text">
      <style:text-properties style:font-name="Consolas" style:font-name-asian="Times New Roman" fo:color="#7CA668" fo:font-size="10.5pt" style:font-size-asian="10.5pt" style:font-size-complex="10.5pt" style:language-asian="it" style:country-asian="IT"/>
    </style:style>
    <style:style style:name="P57" style:parent-style-name="Normale" style:family="paragraph">
      <style:paragraph-properties style:vertical-align="auto" fo:margin-bottom="0in" style:line-height-at-least="0.1979in" fo:background-color="#000000"/>
      <style:text-properties fo:hyphenate="true"/>
    </style:style>
    <style:style style:name="T58" style:parent-style-name="Car.predefinitoparagrafo" style:family="text">
      <style:text-properties style:font-name="Consolas" style:font-name-asian="Times New Roman" fo:color="#7CA668" fo:font-size="10.5pt" style:font-size-asian="10.5pt" style:font-size-complex="10.5pt" style:language-asian="it" style:country-asian="IT"/>
    </style:style>
  </office:automatic-styles>
  <office:body>
    <office:text text:use-soft-page-breaks="true">
      <text:p text:style-name="P1">PRIMO ESERCIZIO</text:p>
      <text:p text:style-name="P2"/>
      <text:p text:style-name="P3">def list_statistics(numbers: list[int]) -&gt; ... :</text:p>
      <text:p text:style-name="Normale"><text:span text:style-name="T4"><text:s text:c="4"/></text:span># cancella ... e definisci il tipo del dato di ritorno, successivamente cancella pass e scrivi il tuo codice</text:p>
      <text:p text:style-name="Normale"><text:s text:c="4"/>Pass</text:p>
      <text:p text:style-name="Normale"/>
      <text:p text:style-name="Normale">SECONDO ESERCIZIO</text:p>
      <text:p text:style-name="Normale"/>
      <text:p text:style-name="P5">Scrivi una funzione che rimuove tutti i duplicati da una lista, contenente sia numeri che lettere, mantenendo l'ordine originale degli elementi.</text:p>
      <text:p text:style-name="P6"/>
      <text:p text:style-name="Normale">def remove_duplicates(...) -&gt; list:</text:p>
      <text:p text:style-name="Normale"><text:s text:c="4"/># definidici i parametri, cancella pass e scrivi il tuo codice</text:p>
      <text:p text:style-name="Normale"><text:s text:c="4"/>Pass</text:p>
      <text:p text:style-name="Normale"/>
      <text:p text:style-name="Normale">ESERCIZIO TRE</text:p>
      <text:p text:style-name="Normale"/>
      <text:p text:style-name="P7">Scrivi una funzione che riceve un numero e stampa un conto alla rovescia da quel numero a zero.</text:p>
      <text:p text:style-name="P8"/>
      <text:p text:style-name="P9">def countdown(n: int) -&gt; int:</text:p>
      <text:p text:style-name="Normale"><text:span text:style-name="T10"><text:s text:c="4"/></text:span># cancella pass e scrivi il tuo codice</text:p>
      <text:p text:style-name="Normale"><text:s text:c="4"/>Pass</text:p>
      <text:p text:style-name="Normale"/>
      <text:p text:style-name="Normale">ESERCIZIO 4</text:p>
      <text:p text:style-name="Normale"/>
      <text:p text:style-name="P11">La funzione dovrebbe<text:s/>calcolare la media dei numeri in una lista di interi.</text:p>
      <text:p text:style-name="P12">Un errore nell'implementazione porta a risultati inaspettati.</text:p>
      <text:p text:style-name="P13">La funzione dovrebbe calcolare la media dei numeri in una lista di interi.</text:p>
      <text:p text:style-name="P14">Un errore nell'implementazione porta a risultati inaspettati.</text:p>
      <text:p text:style-name="P15"><text:span text:style-name="T16">Tr</text:span><text:span text:style-name="T17">ova l'errore e correggi il codice affinché soddisfi i casi di test.</text:span></text:p>
      <text:p text:style-name="P18">For example:</text:p>
      <text:p text:style-name="P19">def calculate_average(numbers: list[int]) -&gt; float:</text:p>
      <text:p text:style-name="P20"><text:s text:c="4"/>if len(numbers) == 0:</text:p>
      <text:p text:style-name="P21"><text:s text:c="8"/>return sum(numbers) / len(numbers)</text:p>
      <text:p text:style-name="P22"><text:s text:c="4"/>else:</text:p>
      <text:p text:style-name="P23"><text:s text:c="8"/>return len(numbers) / sum(numbers) –<text:s/>1</text:p>
      <text:p text:style-name="P24"/>
      <text:p text:style-name="Normale">esercizio 6</text:p>
      <text:p text:style-name="Normale"/>
      <text:p text:style-name="P25">Scrivi una funzione che calcola la media di una lista di numeri e ritorna il valore arrotondato all'intero più vicino.</text:p>
      <text:p text:style-name="P26"/>
      <text:p text:style-name="P27">def rounded_average(numbers: list[int]) -&gt; int:</text:p>
      <text:p text:style-name="Normale"><text:span text:style-name="T28"><text:s text:c="4"/></text:span># cancella pass e scrivi il tuo codice</text:p>
      <text:p text:style-name="Normale"><text:s text:c="4"/>Pass</text:p>
      <text:p text:style-name="Normale">Esercizio 7</text:p>
      <text:p text:style-name="Normale"/>
      <text:p text:style-name="P29">Scrivi<text:s/>una funzione che verifica se in una stringa le parentesi '(' e ')' sono bilanciate, cioè per ogni parentesi che apre c'è la corrispondente parentesi che chiude</text:p>
      <text:p text:style-name="P30"/>
      <text:p text:style-name="P31">Esercizio 8</text:p>
      <text:p text:style-name="P32"/>
      <text:p text:style-name="P33">Scrivi una funzione che conta e ritorna quante volte un elemento appare isolato<text:s/>in una lista di numeri interi. Un elemento è considerato isolato se non è affiancato sia a destra che a sinistra da elementi uguali.</text:p>
      <text:p text:style-name="P34">For example:</text:p>
      <table:table table:style-name="Table35">
        <table:table-columns>
          <table:table-column table:style-name="TableColumn36"/>
          <table:table-column table:style-name="TableColumn37"/>
        </table:table-columns>
        <table:table-header-rows>
          <table:table-row table:style-name="TableRow38">
            <table:table-cell table:style-name="TableCell39">
              <text:p text:style-name="P40">Test</text:p>
            </table:table-cell>
            <table:table-cell table:style-name="TableCell41">
              <text:p text:style-name="P42">Result</text:p>
            </table:table-cell>
          </table:table-row>
        </table:table-header-rows>
        <table:table-row table:style-name="TableRow43">
          <table:table-cell table:style-name="TableCell44">
            <text:p text:style-name="P45">print(count_isolated([1, 2, 2, 3, 3, 3, 4]))</text:p>
          </table:table-cell>
          <table:table-cell table:style-name="TableCell46">
            <text:p text:style-name="P47">2</text:p>
          </table:table-cell>
        </table:table-row>
        <table:table-row table:style-name="TableRow48">
          <table:table-cell table:style-name="TableCell49">
            <text:p text:style-name="P50">print(count_isolated([1, 2, 3, 4, 5]))</text:p>
          </table:table-cell>
          <table:table-cell table:style-name="TableCell51">
            <text:p text:style-name="P52">5</text:p>
          </table:table-cell>
        </table:table-row>
      </table:table>
      <text:p text:style-name="Normale"/>
      <text:p text:style-name="Normale">#<text:s/>esercio 9</text:p>
      <text:p text:style-name="Normale"/>
      <text:p text:style-name="P53">Scrivi una funzione che, dato un insieme e una lista di numeri interi da rimuovere, ritorni un nuovo insieme senza i numeri specificati nella lista.</text:p>
      <text:p text:style-name="P54"/>
      <text:p text:style-name="Normale"/>
      <text:p text:style-name="P55"><text:span text:style-name="T56"> Scrivi una funzione che conta e ritorna quante volte un elemento appare isolato in una lista di numeri interi.<text:s/></text:span></text:p>
      <text:p text:style-name="P57"><text:span text:style-name="T58"># Un elemento è considerato isolato se non è affiancato sia a destra che a sinistra da elementi uguali.</text:span></text:p>
      <text:p text:style-name="Normale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for-example-para" style:display-name="for-example-para" style:family="paragraph" style:parent-style-name="Normale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it" style:country-asian="IT" fo:hyphenate="false"/>
    </style:style>
    <style:style style:name="PreformattatoHTML" style:display-name="Preformattato HTML" style:family="paragraph" style:parent-style-name="Normale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it" style:country-asian="IT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tza</meta:initial-creator>
    <dc:creator>Maritza</dc:creator>
    <meta:creation-date>2025-03-19T10:20:00Z</meta:creation-date>
    <dc:date>2025-03-22T21:57:00Z</dc:date>
    <meta:template xlink:href="Normal.dotm" xlink:type="simple"/>
    <meta:editing-cycles>3</meta:editing-cycles>
    <meta:editing-duration>PT123540S</meta:editing-duration>
    <meta:document-statistic meta:page-count="1" meta:paragraph-count="4" meta:word-count="350" meta:character-count="2347" meta:row-count="16" meta:non-whitespace-character-count="2001"/>
  </office:meta>
</office:document-meta>
</file>